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661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0.8744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5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9244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1.0752in"/>
    </style:style>
    <style:style style:name="co13" style:family="table-column">
      <style:table-column-properties fo:break-before="auto" style:column-width="0.9327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0.9772in"/>
    </style:style>
    <style:style style:name="co16" style:family="table-column">
      <style:table-column-properties fo:break-before="auto" style:column-width="1.1189in"/>
    </style:style>
    <style:style style:name="co17" style:family="table-column">
      <style:table-column-properties fo:break-before="auto" style:column-width="1.128in"/>
    </style:style>
    <style:style style:name="co18" style:family="table-column">
      <style:table-column-properties fo:break-before="auto" style:column-width="0.9154in"/>
    </style:style>
    <style:style style:name="co19" style:family="table-column">
      <style:table-column-properties fo:break-before="auto" style:column-width="1.0571in"/>
    </style:style>
    <style:style style:name="co20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none" fo:border-right="none" fo:border-top="none"/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zdroj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>
            <text:p>N</text:p>
          </table:table-cell>
          <table:table-cell office:value-type="string">
            <text:p>vzork_plochy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  <table:table-cell office:value-type="string">
            <text:p>vzork_funkce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  <table:table-cell office:value-type="string">
            <text:p>fce_skup_vyb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  <table:table-cell office:value-type="string">
            <text:p>vyjmuti_casti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1.738965">
            <text:p>1.738965</text:p>
          </table:table-cell>
          <table:table-cell office:value-type="float" office:value="0.933333">
            <text:p>0.933333</text:p>
          </table:table-cell>
          <table:table-cell office:value-type="float" office:value="8.501572">
            <text:p>8.501572</text:p>
          </table:table-cell>
          <table:table-cell office:value-type="float" office:value="0.616279">
            <text:p>0.616279</text:p>
          </table:table-cell>
          <table:table-cell office:value-type="float" office:value="0.831762">
            <text:p>0.831762</text:p>
          </table:table-cell>
          <table:table-cell office:value-type="float" office:value="9.159068">
            <text:p>9.159068</text:p>
          </table:table-cell>
          <table:table-cell office:value-type="float" office:value="0.072029">
            <text:p>0.072029</text:p>
          </table:table-cell>
          <table:table-cell office:value-type="float" office:value="0.174265">
            <text:p>0.174265</text:p>
          </table:table-cell>
          <table:table-cell office:value-type="float" office:value="9.493803">
            <text:p>9.493803</text:p>
          </table:table-cell>
          <table:table-cell office:value-type="float" office:value="0.501071">
            <text:p>0.501071</text:p>
          </table:table-cell>
          <table:table-cell office:value-type="float" office:value="0.16047">
            <text:p>0.16047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8.88">
            <text:p>8.88</text:p>
          </table:table-cell>
          <table:table-cell office:value-type="float" office:value="0.526361">
            <text:p>0.526361</text:p>
          </table:table-cell>
          <table:table-cell office:value-type="float" office:value="0.453333">
            <text:p>0.453333</text:p>
          </table:table-cell>
          <table:table-cell office:value-type="float" office:value="9.538897">
            <text:p>9.538897</text:p>
          </table:table-cell>
          <table:table-cell office:value-type="float" office:value="0.17435">
            <text:p>0.17435</text:p>
          </table:table-cell>
          <table:table-cell office:value-type="float" office:value="0.205564">
            <text:p>0.205564</text:p>
          </table:table-cell>
          <table:table-cell office:value-type="float" office:value="9.410973">
            <text:p>9.410973</text:p>
          </table:table-cell>
          <table:table-cell office:value-type="float" office:value="0.04988">
            <text:p>0.04988</text:p>
          </table:table-cell>
          <table:table-cell office:value-type="float" office:value="0.077639">
            <text:p>0.077639</text:p>
          </table:table-cell>
          <table:table-cell office:value-type="float" office:value="9.323998">
            <text:p>9.323998</text:p>
          </table:table-cell>
          <table:table-cell office:value-type="float" office:value="0.147066">
            <text:p>0.147066</text:p>
          </table:table-cell>
          <table:table-cell office:value-type="float" office:value="0.009335">
            <text:p>0.009335</text:p>
          </table:table-cell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9.4008">
            <text:p>9.4008</text:p>
          </table:table-cell>
          <table:table-cell office:value-type="float" office:value="0.049431">
            <text:p>0.049431</text:p>
          </table:table-cell>
          <table:table-cell office:value-type="float" office:value="0.067467">
            <text:p>0.067467</text:p>
          </table:table-cell>
          <table:table-cell office:value-type="float" office:value="9.354855">
            <text:p>9.354855</text:p>
          </table:table-cell>
          <table:table-cell office:value-type="float" office:value="0.018855">
            <text:p>0.018855</text:p>
          </table:table-cell>
          <table:table-cell office:value-type="float" office:value="0.021522">
            <text:p>0.021522</text:p>
          </table:table-cell>
          <table:table-cell office:value-type="float" office:value="9.342021">
            <text:p>9.342021</text:p>
          </table:table-cell>
          <table:table-cell office:value-type="float" office:value="0.00531">
            <text:p>0.00531</text:p>
          </table:table-cell>
          <table:table-cell office:value-type="float" office:value="0.008688">
            <text:p>0.008688</text:p>
          </table:table-cell>
          <table:table-cell office:value-type="float" office:value="9.326158">
            <text:p>9.326158</text:p>
          </table:table-cell>
          <table:table-cell office:value-type="float" office:value="0.014565">
            <text:p>0.014565</text:p>
          </table:table-cell>
          <table:table-cell office:value-type="float" office:value="0.007175">
            <text:p>0.007175</text:p>
          </table:table-cell>
        </table:table-row>
        <table:table-row table:style-name="ro2">
          <table:table-cell/>
          <table:table-cell office:value-type="float" office:value="1000000">
            <text:p>1000000</text:p>
          </table:table-cell>
          <table:table-cell office:value-type="float" office:value="9.346668">
            <text:p>9.346668</text:p>
          </table:table-cell>
          <table:table-cell office:value-type="float" office:value="0.00498">
            <text:p>0.00498</text:p>
          </table:table-cell>
          <table:table-cell office:value-type="float" office:value="0.013335">
            <text:p>0.013335</text:p>
          </table:table-cell>
          <table:table-cell office:value-type="float" office:value="9.334146">
            <text:p>9.334146</text:p>
          </table:table-cell>
          <table:table-cell office:value-type="float" office:value="0.001886">
            <text:p>0.001886</text:p>
          </table:table-cell>
          <table:table-cell office:value-type="float" office:value="0.000813">
            <text:p>0.000813</text:p>
          </table:table-cell>
          <table:table-cell office:value-type="float" office:value="9.333573">
            <text:p>9.333573</text:p>
          </table:table-cell>
          <table:table-cell office:value-type="float" office:value="0.000528">
            <text:p>0.000528</text:p>
          </table:table-cell>
          <table:table-cell office:value-type="float" office:value="0.00024">
            <text:p>0.00024</text:p>
          </table:table-cell>
          <table:table-cell office:value-type="float" office:value="9.332974">
            <text:p>9.332974</text:p>
          </table:table-cell>
          <table:table-cell office:value-type="float" office:value="0.00146">
            <text:p>0.00146</text:p>
          </table:table-cell>
          <table:table-cell office:value-type="float" office:value="0.000359">
            <text:p>0.000359</text:p>
          </table:table-cell>
        </table:table-row>
        <table:table-row table:style-name="ro2">
          <table:table-cell/>
          <table:table-cell office:value-type="float" office:value="10000000">
            <text:p>10000000</text:p>
          </table:table-cell>
          <table:table-cell office:value-type="float" office:value="9.333516">
            <text:p>9.333516</text:p>
          </table:table-cell>
          <table:table-cell office:value-type="float" office:value="0.001578">
            <text:p>0.001578</text:p>
          </table:table-cell>
          <table:table-cell office:value-type="float" office:value="0.000183">
            <text:p>0.000183</text:p>
          </table:table-cell>
          <table:table-cell office:value-type="float" office:value="9.332843">
            <text:p>9.332843</text:p>
          </table:table-cell>
          <table:table-cell office:value-type="float" office:value="0.000596">
            <text:p>0.000596</text:p>
          </table:table-cell>
          <table:table-cell office:value-type="float" office:value="0.000491">
            <text:p>0.000491</text:p>
          </table:table-cell>
          <table:table-cell office:value-type="float" office:value="9.333128">
            <text:p>9.333128</text:p>
          </table:table-cell>
          <table:table-cell office:value-type="float" office:value="0.000167">
            <text:p>0.000167</text:p>
          </table:table-cell>
          <table:table-cell office:value-type="float" office:value="0.000206">
            <text:p>0.000206</text:p>
          </table:table-cell>
          <table:table-cell office:value-type="float" office:value="9.333354">
            <text:p>9.333354</text:p>
          </table:table-cell>
          <table:table-cell office:value-type="float" office:value="0.000462">
            <text:p>0.000462</text:p>
          </table:table-cell>
          <table:table-cell office:value-type="float" office:value="0.00002">
            <text:p>0.00002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vzork_plochy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  <table:table-cell office:value-type="string">
            <text:p>vzork_funkce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  <table:table-cell office:value-type="string">
            <text:p>fce_skup_vyb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  <table:table-cell office:value-type="string">
            <text:p>vyjmuti_casti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74597">
            <text:p>0.774597</text:p>
          </table:table-cell>
          <table:table-cell office:value-type="float" office:value="0.718282">
            <text:p>0.718282</text:p>
          </table:table-cell>
          <table:table-cell office:value-type="float" office:value="2.261741">
            <text:p>2.261741</text:p>
          </table:table-cell>
          <table:table-cell office:value-type="float" office:value="0.299134">
            <text:p>0.299134</text:p>
          </table:table-cell>
          <table:table-cell office:value-type="float" office:value="0.45654">
            <text:p>0.45654</text:p>
          </table:table-cell>
          <table:table-cell office:value-type="float" office:value="2.623953">
            <text:p>2.623953</text:p>
          </table:table-cell>
          <table:table-cell office:value-type="float" office:value="0.028849">
            <text:p>0.028849</text:p>
          </table:table-cell>
          <table:table-cell office:value-type="float" office:value="0.094328">
            <text:p>0.094328</text:p>
          </table:table-cell>
          <table:table-cell office:value-type="float" office:value="2.714447">
            <text:p>2.714447</text:p>
          </table:table-cell>
          <table:table-cell office:value-type="float" office:value="0.033326">
            <text:p>0.033326</text:p>
          </table:table-cell>
          <table:table-cell office:value-type="float" office:value="0.003835">
            <text:p>0.003835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2.6">
            <text:p>2.6</text:p>
          </table:table-cell>
          <table:table-cell office:value-type="float" office:value="0.2498">
            <text:p>0.2498</text:p>
          </table:table-cell>
          <table:table-cell office:value-type="float" office:value="0.118282">
            <text:p>0.118282</text:p>
          </table:table-cell>
          <table:table-cell office:value-type="float" office:value="2.817859">
            <text:p>2.817859</text:p>
          </table:table-cell>
          <table:table-cell office:value-type="float" office:value="0.107365">
            <text:p>0.107365</text:p>
          </table:table-cell>
          <table:table-cell office:value-type="float" office:value="0.099578">
            <text:p>0.099578</text:p>
          </table:table-cell>
          <table:table-cell office:value-type="float" office:value="2.734116">
            <text:p>2.734116</text:p>
          </table:table-cell>
          <table:table-cell office:value-type="float" office:value="0.020897">
            <text:p>0.020897</text:p>
          </table:table-cell>
          <table:table-cell office:value-type="float" office:value="0.015834">
            <text:p>0.015834</text:p>
          </table:table-cell>
          <table:table-cell office:value-type="float" office:value="2.719812">
            <text:p>2.719812</text:p>
          </table:table-cell>
          <table:table-cell office:value-type="float" office:value="0.011558">
            <text:p>0.011558</text:p>
          </table:table-cell>
          <table:table-cell office:value-type="float" office:value="0.00153">
            <text:p>0.00153</text:p>
          </table:table-cell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2.7455">
            <text:p>2.7455</text:p>
          </table:table-cell>
          <table:table-cell office:value-type="float" office:value="0.024879">
            <text:p>0.024879</text:p>
          </table:table-cell>
          <table:table-cell office:value-type="float" office:value="0.027218">
            <text:p>0.027218</text:p>
          </table:table-cell>
          <table:table-cell office:value-type="float" office:value="2.732341">
            <text:p>2.732341</text:p>
          </table:table-cell>
          <table:table-cell office:value-type="float" office:value="0.010743">
            <text:p>0.010743</text:p>
          </table:table-cell>
          <table:table-cell office:value-type="float" office:value="0.01406">
            <text:p>0.01406</text:p>
          </table:table-cell>
          <table:table-cell office:value-type="float" office:value="2.7206">
            <text:p>2.7206</text:p>
          </table:table-cell>
          <table:table-cell office:value-type="float" office:value="0.002186">
            <text:p>0.002186</text:p>
          </table:table-cell>
          <table:table-cell office:value-type="float" office:value="0.002318">
            <text:p>0.002318</text:p>
          </table:table-cell>
          <table:table-cell office:value-type="float" office:value="2.719248">
            <text:p>2.719248</text:p>
          </table:table-cell>
          <table:table-cell office:value-type="float" office:value="0.001142">
            <text:p>0.001142</text:p>
          </table:table-cell>
          <table:table-cell office:value-type="float" office:value="0.000967">
            <text:p>0.000967</text:p>
          </table:table-cell>
        </table:table-row>
        <table:table-row table:style-name="ro2">
          <table:table-cell/>
          <table:table-cell office:value-type="float" office:value="1000000">
            <text:p>1000000</text:p>
          </table:table-cell>
          <table:table-cell office:value-type="float" office:value="2.72162">
            <text:p>2.72162</text:p>
          </table:table-cell>
          <table:table-cell office:value-type="float" office:value="0.00249">
            <text:p>0.00249</text:p>
          </table:table-cell>
          <table:table-cell office:value-type="float" office:value="0.003338">
            <text:p>0.003338</text:p>
          </table:table-cell>
          <table:table-cell office:value-type="float" office:value="2.718818">
            <text:p>2.718818</text:p>
          </table:table-cell>
          <table:table-cell office:value-type="float" office:value="0.001067">
            <text:p>0.001067</text:p>
          </table:table-cell>
          <table:table-cell office:value-type="float" office:value="0.000536">
            <text:p>0.000536</text:p>
          </table:table-cell>
          <table:table-cell office:value-type="float" office:value="2.718392">
            <text:p>2.718392</text:p>
          </table:table-cell>
          <table:table-cell office:value-type="float" office:value="0.000218">
            <text:p>0.000218</text:p>
          </table:table-cell>
          <table:table-cell office:value-type="float" office:value="0.00011">
            <text:p>0.00011</text:p>
          </table:table-cell>
          <table:table-cell office:value-type="float" office:value="2.718283">
            <text:p>2.718283</text:p>
          </table:table-cell>
          <table:table-cell office:value-type="float" office:value="0.000113">
            <text:p>0.000113</text:p>
          </table:table-cell>
          <table:table-cell office:value-type="float" office:value="0.000001">
            <text:p>0.000001</text:p>
          </table:table-cell>
        </table:table-row>
        <table:table-row table:style-name="ro2">
          <table:table-cell/>
          <table:table-cell office:value-type="float" office:value="10000000">
            <text:p>10000000</text:p>
          </table:table-cell>
          <table:table-cell office:value-type="float" office:value="2.718317">
            <text:p>2.718317</text:p>
          </table:table-cell>
          <table:table-cell office:value-type="float" office:value="0.000788">
            <text:p>0.000788</text:p>
          </table:table-cell>
          <table:table-cell office:value-type="float" office:value="0.000036">
            <text:p>0.000036</text:p>
          </table:table-cell>
          <table:table-cell office:value-type="float" office:value="2.718059">
            <text:p>2.718059</text:p>
          </table:table-cell>
          <table:table-cell office:value-type="float" office:value="0.000337">
            <text:p>0.000337</text:p>
          </table:table-cell>
          <table:table-cell office:value-type="float" office:value="0.000223">
            <text:p>0.000223</text:p>
          </table:table-cell>
          <table:table-cell office:value-type="float" office:value="2.718247">
            <text:p>2.718247</text:p>
          </table:table-cell>
          <table:table-cell office:value-type="float" office:value="0.000069">
            <text:p>0.000069</text:p>
          </table:table-cell>
          <table:table-cell office:value-type="float" office:value="0.000035">
            <text:p>0.000035</text:p>
          </table:table-cell>
          <table:table-cell office:value-type="float" office:value="2.718292">
            <text:p>2.718292</text:p>
          </table:table-cell>
          <table:table-cell office:value-type="float" office:value="0.000036">
            <text:p>0.000036</text:p>
          </table:table-cell>
          <table:table-cell office:value-type="float" office:value="0.00001">
            <text:p>0.00001</text:p>
          </table:table-cell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plocha</text:p>
          </table:table-cell>
          <table:table-cell office:value-type="string">
            <text:p>s</text:p>
          </table:table-cell>
          <table:table-cell office:value-type="string">
            <text:p>delta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02604">
            <text:p>0.002604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495">
            <text:p>0.495</text:p>
          </table:table-cell>
          <table:table-cell office:value-type="float" office:value="0.004975">
            <text:p>0.004975</text:p>
          </table:table-cell>
          <table:table-cell office:value-type="float" office:value="0.002396">
            <text:p>0.002396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0.4973">
            <text:p>0.4973</text:p>
          </table:table-cell>
          <table:table-cell office:value-type="float" office:value="0.000366">
            <text:p>0.000366</text:p>
          </table:table-cell>
          <table:table-cell office:value-type="float" office:value="0.000096">
            <text:p>0.000096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0000">
            <text:p>1000000</text:p>
          </table:table-cell>
          <table:table-cell office:value-type="float" office:value="0.497441">
            <text:p>0.497441</text:p>
          </table:table-cell>
          <table:table-cell office:value-type="float" office:value="0.000036">
            <text:p>0.000036</text:p>
          </table:table-cell>
          <table:table-cell office:value-type="float" office:value="0.000045">
            <text:p>0.000045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00000">
            <text:p>10000000</text:p>
          </table:table-cell>
          <table:table-cell office:value-type="float" office:value="0.497415">
            <text:p>0.497415</text:p>
          </table:table-cell>
          <table:table-cell office:value-type="float" office:value="0.000011">
            <text:p>0.000011</text:p>
          </table:table-cell>
          <table:table-cell office:value-type="float" office:value="0.00002">
            <text:p>0.00002</text:p>
          </table:table-cell>
          <table:table-cell table:number-columns-repeated="9"/>
        </table:table-row>
      </table:table>
      <table:table table:name="zprac." table:style-name="ta1" table:print="false"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2" table:default-cell-style-name="Default"/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Default"/>
        <table:table-column table:style-name="co11" table:default-cell-style-name="Default"/>
        <table:table-column table:style-name="co20" table:default-cell-style-name="ce3"/>
        <table:table-column table:style-name="co20" table:number-columns-repeated="1009" table:default-cell-style-name="Default"/>
        <table:table-row table:style-name="ro1">
          <table:table-cell table:style-name="ce1" office:value-type="string">
            <text:p>sqrt(x) + 1</text:p>
          </table:table-cell>
          <table:table-cell table:style-name="ce2" table:formula="of:=[zdroj.B1]" office:value-type="string" office:string-value="N">
            <text:p>N</text:p>
          </table:table-cell>
          <table:table-cell table:style-name="ce2" table:formula="of:=[zdroj.C1]" office:value-type="string" office:string-value="vzork_plochy">
            <text:p>vzork_plochy</text:p>
          </table:table-cell>
          <table:table-cell table:style-name="ce1" table:formula="of:=CONCATENATE([.C1]; &quot;: s&quot;)" office:value-type="string" office:string-value="vzork_plochy: s">
            <text:p>vzork_plochy: s</text:p>
          </table:table-cell>
          <table:table-cell table:style-name="ce4" table:formula="of:=CONCATENATE([.C1]; &quot;: δ&quot;)" office:value-type="string" office:string-value="vzork_plochy: δ">
            <text:p>vzork_plochy: δ</text:p>
          </table:table-cell>
          <table:table-cell table:style-name="ce2" table:formula="of:=[zdroj.F1]" office:value-type="string" office:string-value="vzork_funkce">
            <text:p>vzork_funkce</text:p>
          </table:table-cell>
          <table:table-cell table:style-name="ce1" table:formula="of:=CONCATENATE([.F1]; &quot;: s&quot;)" office:value-type="string" office:string-value="vzork_funkce: s">
            <text:p>vzork_funkce: s</text:p>
          </table:table-cell>
          <table:table-cell table:style-name="ce4" table:formula="of:=CONCATENATE([.F1]; &quot;: δ&quot;)" office:value-type="string" office:string-value="vzork_funkce: δ">
            <text:p>vzork_funkce: δ</text:p>
          </table:table-cell>
          <table:table-cell table:style-name="ce2" table:formula="of:=[zdroj.I1]" office:value-type="string" office:string-value="fce_skup_vyb">
            <text:p>fce_skup_vyb</text:p>
          </table:table-cell>
          <table:table-cell table:style-name="ce1" table:formula="of:=CONCATENATE([.I1]; &quot;: s&quot;)" office:value-type="string" office:string-value="fce_skup_vyb: s">
            <text:p>fce_skup_vyb: s</text:p>
          </table:table-cell>
          <table:table-cell table:style-name="ce4" table:formula="of:=CONCATENATE([.I1]; &quot;: δ&quot;)" office:value-type="string" office:string-value="fce_skup_vyb: δ">
            <text:p>fce_skup_vyb: δ</text:p>
          </table:table-cell>
          <table:table-cell table:style-name="ce2" table:formula="of:=[zdroj.L1]" office:value-type="string" office:string-value="vyjmuti_casti">
            <text:p>vyjmuti_casti</text:p>
          </table:table-cell>
          <table:table-cell table:style-name="ce1" table:formula="of:=CONCATENATE([.L1]; &quot;: s&quot;)" office:value-type="string" office:string-value="vyjmuti_casti: s">
            <text:p>vyjmuti_casti: s</text:p>
          </table:table-cell>
          <table:table-cell table:style-name="ce4" table:formula="of:=CONCATENATE([.L1]; &quot;: δ&quot;)" office:value-type="string" office:string-value="vyjmuti_casti: δ">
            <text:p>vyjmuti_casti: δ</text:p>
          </table:table-cell>
          <table:table-cell table:style-name="ce2"/>
          <table:table-cell table:style-name="ce1" table:number-columns-repeated="1009"/>
        </table:table-row>
        <table:table-row table:style-name="ro2">
          <table:table-cell/>
          <table:table-cell table:formula="of:=[zdroj.B2]" office:value-type="float" office:value="10">
            <text:p>10</text:p>
          </table:table-cell>
          <table:table-cell table:formula="of:=[zdroj.C2]" office:value-type="float" office:value="8.4">
            <text:p>8.4</text:p>
          </table:table-cell>
          <table:table-cell table:formula="of:=[zdroj.D2]" office:value-type="float" office:value="1.738965">
            <text:p>1.738965</text:p>
          </table:table-cell>
          <table:table-cell table:formula="of:=[zdroj.E2]" office:value-type="float" office:value="0.933333">
            <text:p>0.933333</text:p>
          </table:table-cell>
          <table:table-cell table:formula="of:=[zdroj.F2]" office:value-type="float" office:value="8.501572">
            <text:p>8.501572</text:p>
          </table:table-cell>
          <table:table-cell table:formula="of:=[zdroj.G2]" office:value-type="float" office:value="0.616279">
            <text:p>0.616279</text:p>
          </table:table-cell>
          <table:table-cell table:formula="of:=[zdroj.H2]" office:value-type="float" office:value="0.831762">
            <text:p>0.831762</text:p>
          </table:table-cell>
          <table:table-cell table:formula="of:=[zdroj.I2]" office:value-type="float" office:value="9.159068">
            <text:p>9.159068</text:p>
          </table:table-cell>
          <table:table-cell table:formula="of:=[zdroj.J2]" office:value-type="float" office:value="0.072029">
            <text:p>0.072029</text:p>
          </table:table-cell>
          <table:table-cell table:formula="of:=[zdroj.K2]" office:value-type="float" office:value="0.174265">
            <text:p>0.174265</text:p>
          </table:table-cell>
          <table:table-cell table:formula="of:=[zdroj.L2]" office:value-type="float" office:value="9.493803">
            <text:p>9.493803</text:p>
          </table:table-cell>
          <table:table-cell table:formula="of:=[zdroj.M2]" office:value-type="float" office:value="0.501071">
            <text:p>0.501071</text:p>
          </table:table-cell>
          <table:table-cell table:formula="of:=[zdroj.N2]" office:value-type="float" office:value="0.16047">
            <text:p>0.16047</text:p>
          </table:table-cell>
          <table:table-cell table:number-columns-repeated="1010"/>
        </table:table-row>
        <table:table-row table:style-name="ro2">
          <table:table-cell/>
          <table:table-cell table:formula="of:=[zdroj.B3]" office:value-type="float" office:value="100">
            <text:p>100</text:p>
          </table:table-cell>
          <table:table-cell table:formula="of:=[zdroj.C3]" office:value-type="float" office:value="8.88">
            <text:p>8.88</text:p>
          </table:table-cell>
          <table:table-cell table:formula="of:=[zdroj.D3]" office:value-type="float" office:value="0.526361">
            <text:p>0.526361</text:p>
          </table:table-cell>
          <table:table-cell table:formula="of:=[zdroj.E3]" office:value-type="float" office:value="0.453333">
            <text:p>0.453333</text:p>
          </table:table-cell>
          <table:table-cell table:formula="of:=[zdroj.F3]" office:value-type="float" office:value="9.538897">
            <text:p>9.538897</text:p>
          </table:table-cell>
          <table:table-cell table:formula="of:=[zdroj.G3]" office:value-type="float" office:value="0.17435">
            <text:p>0.17435</text:p>
          </table:table-cell>
          <table:table-cell table:formula="of:=[zdroj.H3]" office:value-type="float" office:value="0.205564">
            <text:p>0.205564</text:p>
          </table:table-cell>
          <table:table-cell table:formula="of:=[zdroj.I3]" office:value-type="float" office:value="9.410973">
            <text:p>9.410973</text:p>
          </table:table-cell>
          <table:table-cell table:formula="of:=[zdroj.J3]" office:value-type="float" office:value="0.04988">
            <text:p>0.04988</text:p>
          </table:table-cell>
          <table:table-cell table:formula="of:=[zdroj.K3]" office:value-type="float" office:value="0.077639">
            <text:p>0.077639</text:p>
          </table:table-cell>
          <table:table-cell table:formula="of:=[zdroj.L3]" office:value-type="float" office:value="9.323998">
            <text:p>9.323998</text:p>
          </table:table-cell>
          <table:table-cell table:formula="of:=[zdroj.M3]" office:value-type="float" office:value="0.147066">
            <text:p>0.147066</text:p>
          </table:table-cell>
          <table:table-cell table:formula="of:=[zdroj.N3]" office:value-type="float" office:value="0.009335">
            <text:p>0.009335</text:p>
          </table:table-cell>
          <table:table-cell table:number-columns-repeated="1010"/>
        </table:table-row>
        <table:table-row table:style-name="ro2">
          <table:table-cell/>
          <table:table-cell table:formula="of:=[zdroj.B4]" office:value-type="float" office:value="10000">
            <text:p>10000</text:p>
          </table:table-cell>
          <table:table-cell table:formula="of:=[zdroj.C4]" office:value-type="float" office:value="9.4008">
            <text:p>9.4008</text:p>
          </table:table-cell>
          <table:table-cell table:formula="of:=[zdroj.D4]" office:value-type="float" office:value="0.049431">
            <text:p>0.049431</text:p>
          </table:table-cell>
          <table:table-cell table:formula="of:=[zdroj.E4]" office:value-type="float" office:value="0.067467">
            <text:p>0.067467</text:p>
          </table:table-cell>
          <table:table-cell table:formula="of:=[zdroj.F4]" office:value-type="float" office:value="9.354855">
            <text:p>9.354855</text:p>
          </table:table-cell>
          <table:table-cell table:formula="of:=[zdroj.G4]" office:value-type="float" office:value="0.018855">
            <text:p>0.018855</text:p>
          </table:table-cell>
          <table:table-cell table:formula="of:=[zdroj.H4]" office:value-type="float" office:value="0.021522">
            <text:p>0.021522</text:p>
          </table:table-cell>
          <table:table-cell table:formula="of:=[zdroj.I4]" office:value-type="float" office:value="9.342021">
            <text:p>9.342021</text:p>
          </table:table-cell>
          <table:table-cell table:formula="of:=[zdroj.J4]" office:value-type="float" office:value="0.00531">
            <text:p>0.00531</text:p>
          </table:table-cell>
          <table:table-cell table:formula="of:=[zdroj.K4]" office:value-type="float" office:value="0.008688">
            <text:p>0.008688</text:p>
          </table:table-cell>
          <table:table-cell table:formula="of:=[zdroj.L4]" office:value-type="float" office:value="9.326158">
            <text:p>9.326158</text:p>
          </table:table-cell>
          <table:table-cell table:formula="of:=[zdroj.M4]" office:value-type="float" office:value="0.014565">
            <text:p>0.014565</text:p>
          </table:table-cell>
          <table:table-cell table:formula="of:=[zdroj.N4]" office:value-type="float" office:value="0.007175">
            <text:p>0.007175</text:p>
          </table:table-cell>
          <table:table-cell table:number-columns-repeated="1010"/>
        </table:table-row>
        <table:table-row table:style-name="ro2">
          <table:table-cell/>
          <table:table-cell table:formula="of:=[zdroj.B5]" office:value-type="float" office:value="1000000">
            <text:p>1000000</text:p>
          </table:table-cell>
          <table:table-cell table:formula="of:=[zdroj.C5]" office:value-type="float" office:value="9.346668">
            <text:p>9.346668</text:p>
          </table:table-cell>
          <table:table-cell table:formula="of:=[zdroj.D5]" office:value-type="float" office:value="0.00498">
            <text:p>0.00498</text:p>
          </table:table-cell>
          <table:table-cell table:formula="of:=[zdroj.E5]" office:value-type="float" office:value="0.013335">
            <text:p>0.013335</text:p>
          </table:table-cell>
          <table:table-cell table:formula="of:=[zdroj.F5]" office:value-type="float" office:value="9.334146">
            <text:p>9.334146</text:p>
          </table:table-cell>
          <table:table-cell table:formula="of:=[zdroj.G5]" office:value-type="float" office:value="0.001886">
            <text:p>0.001886</text:p>
          </table:table-cell>
          <table:table-cell table:formula="of:=[zdroj.H5]" office:value-type="float" office:value="0.000813">
            <text:p>0.000813</text:p>
          </table:table-cell>
          <table:table-cell table:formula="of:=[zdroj.I5]" office:value-type="float" office:value="9.333573">
            <text:p>9.333573</text:p>
          </table:table-cell>
          <table:table-cell table:formula="of:=[zdroj.J5]" office:value-type="float" office:value="0.000528">
            <text:p>0.000528</text:p>
          </table:table-cell>
          <table:table-cell table:formula="of:=[zdroj.K5]" office:value-type="float" office:value="0.00024">
            <text:p>0.00024</text:p>
          </table:table-cell>
          <table:table-cell table:formula="of:=[zdroj.L5]" office:value-type="float" office:value="9.332974">
            <text:p>9.332974</text:p>
          </table:table-cell>
          <table:table-cell table:formula="of:=[zdroj.M5]" office:value-type="float" office:value="0.00146">
            <text:p>0.00146</text:p>
          </table:table-cell>
          <table:table-cell table:formula="of:=[zdroj.N5]" office:value-type="float" office:value="0.000359">
            <text:p>0.000359</text:p>
          </table:table-cell>
          <table:table-cell table:number-columns-repeated="1010"/>
        </table:table-row>
        <table:table-row table:style-name="ro2">
          <table:table-cell/>
          <table:table-cell table:formula="of:=[zdroj.B6]" office:value-type="float" office:value="10000000">
            <text:p>10000000</text:p>
          </table:table-cell>
          <table:table-cell table:formula="of:=[zdroj.C6]" office:value-type="float" office:value="9.333516">
            <text:p>9.333516</text:p>
          </table:table-cell>
          <table:table-cell table:formula="of:=[zdroj.D6]" office:value-type="float" office:value="0.001578">
            <text:p>0.001578</text:p>
          </table:table-cell>
          <table:table-cell table:formula="of:=[zdroj.E6]" office:value-type="float" office:value="0.000183">
            <text:p>0.000183</text:p>
          </table:table-cell>
          <table:table-cell table:formula="of:=[zdroj.F6]" office:value-type="float" office:value="9.332843">
            <text:p>9.332843</text:p>
          </table:table-cell>
          <table:table-cell table:formula="of:=[zdroj.G6]" office:value-type="float" office:value="0.000596">
            <text:p>0.000596</text:p>
          </table:table-cell>
          <table:table-cell table:formula="of:=[zdroj.H6]" office:value-type="float" office:value="0.000491">
            <text:p>0.000491</text:p>
          </table:table-cell>
          <table:table-cell table:formula="of:=[zdroj.I6]" office:value-type="float" office:value="9.333128">
            <text:p>9.333128</text:p>
          </table:table-cell>
          <table:table-cell table:formula="of:=[zdroj.J6]" office:value-type="float" office:value="0.000167">
            <text:p>0.000167</text:p>
          </table:table-cell>
          <table:table-cell table:formula="of:=[zdroj.K6]" office:value-type="float" office:value="0.000206">
            <text:p>0.000206</text:p>
          </table:table-cell>
          <table:table-cell table:formula="of:=[zdroj.L6]" office:value-type="float" office:value="9.333354">
            <text:p>9.333354</text:p>
          </table:table-cell>
          <table:table-cell table:formula="of:=[zdroj.M6]" office:value-type="float" office:value="0.000462">
            <text:p>0.000462</text:p>
          </table:table-cell>
          <table:table-cell table:formula="of:=[zdroj.N6]" office:value-type="float" office:value="0.00002">
            <text:p>0.00002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e^x + 2x</text:p>
          </table:table-cell>
          <table:table-cell table:style-name="ce2" table:formula="of:=[zdroj.B7]" office:value-type="string" office:string-value="N">
            <text:p>N</text:p>
          </table:table-cell>
          <table:table-cell table:style-name="ce2" table:formula="of:=[zdroj.C7]" office:value-type="string" office:string-value="vzork_plochy">
            <text:p>vzork_plochy</text:p>
          </table:table-cell>
          <table:table-cell table:style-name="ce1" table:formula="of:=CONCATENATE([.C7]; &quot;: s&quot;)" office:value-type="string" office:string-value="vzork_plochy: s">
            <text:p>vzork_plochy: s</text:p>
          </table:table-cell>
          <table:table-cell table:style-name="ce4" table:formula="of:=CONCATENATE([.C7]; &quot;: δ&quot;)" office:value-type="string" office:string-value="vzork_plochy: δ">
            <text:p>vzork_plochy: δ</text:p>
          </table:table-cell>
          <table:table-cell table:style-name="ce2" table:formula="of:=[zdroj.F7]" office:value-type="string" office:string-value="vzork_funkce">
            <text:p>vzork_funkce</text:p>
          </table:table-cell>
          <table:table-cell table:style-name="ce1" table:formula="of:=CONCATENATE([.F7]; &quot;: s&quot;)" office:value-type="string" office:string-value="vzork_funkce: s">
            <text:p>vzork_funkce: s</text:p>
          </table:table-cell>
          <table:table-cell table:style-name="ce4" table:formula="of:=CONCATENATE([.F7]; &quot;: δ&quot;)" office:value-type="string" office:string-value="vzork_funkce: δ">
            <text:p>vzork_funkce: δ</text:p>
          </table:table-cell>
          <table:table-cell table:style-name="ce2" table:formula="of:=[zdroj.I7]" office:value-type="string" office:string-value="fce_skup_vyb">
            <text:p>fce_skup_vyb</text:p>
          </table:table-cell>
          <table:table-cell table:style-name="ce1" table:formula="of:=CONCATENATE([.I7]; &quot;: s&quot;)" office:value-type="string" office:string-value="fce_skup_vyb: s">
            <text:p>fce_skup_vyb: s</text:p>
          </table:table-cell>
          <table:table-cell table:style-name="ce4" table:formula="of:=CONCATENATE([.I7]; &quot;: δ&quot;)" office:value-type="string" office:string-value="fce_skup_vyb: δ">
            <text:p>fce_skup_vyb: δ</text:p>
          </table:table-cell>
          <table:table-cell table:style-name="ce2" table:formula="of:=[zdroj.L7]" office:value-type="string" office:string-value="vyjmuti_casti">
            <text:p>vyjmuti_casti</text:p>
          </table:table-cell>
          <table:table-cell table:style-name="ce1" table:formula="of:=CONCATENATE([.L7]; &quot;: s&quot;)" office:value-type="string" office:string-value="vyjmuti_casti: s">
            <text:p>vyjmuti_casti: s</text:p>
          </table:table-cell>
          <table:table-cell table:style-name="ce4" table:formula="of:=CONCATENATE([.L7]; &quot;: δ&quot;)" office:value-type="string" office:string-value="vyjmuti_casti: δ">
            <text:p>vyjmuti_casti: δ</text:p>
          </table:table-cell>
          <table:table-cell table:style-name="ce2"/>
          <table:table-cell table:style-name="ce1" table:number-columns-repeated="1009"/>
        </table:table-row>
        <table:table-row table:style-name="ro2">
          <table:table-cell/>
          <table:table-cell table:formula="of:=[zdroj.B8]" office:value-type="float" office:value="10">
            <text:p>10</text:p>
          </table:table-cell>
          <table:table-cell table:formula="of:=[zdroj.C8]" office:value-type="float" office:value="2">
            <text:p>2</text:p>
          </table:table-cell>
          <table:table-cell table:formula="of:=[zdroj.D8]" office:value-type="float" office:value="0.774597">
            <text:p>0.774597</text:p>
          </table:table-cell>
          <table:table-cell table:formula="of:=[zdroj.E8]" office:value-type="float" office:value="0.718282">
            <text:p>0.718282</text:p>
          </table:table-cell>
          <table:table-cell table:formula="of:=[zdroj.F8]" office:value-type="float" office:value="2.261741">
            <text:p>2.261741</text:p>
          </table:table-cell>
          <table:table-cell table:formula="of:=[zdroj.G8]" office:value-type="float" office:value="0.299134">
            <text:p>0.299134</text:p>
          </table:table-cell>
          <table:table-cell table:formula="of:=[zdroj.H8]" office:value-type="float" office:value="0.45654">
            <text:p>0.45654</text:p>
          </table:table-cell>
          <table:table-cell table:formula="of:=[zdroj.I8]" office:value-type="float" office:value="2.623953">
            <text:p>2.623953</text:p>
          </table:table-cell>
          <table:table-cell table:formula="of:=[zdroj.J8]" office:value-type="float" office:value="0.028849">
            <text:p>0.028849</text:p>
          </table:table-cell>
          <table:table-cell table:formula="of:=[zdroj.K8]" office:value-type="float" office:value="0.094328">
            <text:p>0.094328</text:p>
          </table:table-cell>
          <table:table-cell table:formula="of:=[zdroj.L8]" office:value-type="float" office:value="2.714447">
            <text:p>2.714447</text:p>
          </table:table-cell>
          <table:table-cell table:formula="of:=[zdroj.M8]" office:value-type="float" office:value="0.033326">
            <text:p>0.033326</text:p>
          </table:table-cell>
          <table:table-cell table:formula="of:=[zdroj.N8]" office:value-type="float" office:value="0.003835">
            <text:p>0.003835</text:p>
          </table:table-cell>
          <table:table-cell table:number-columns-repeated="1010"/>
        </table:table-row>
        <table:table-row table:style-name="ro2">
          <table:table-cell/>
          <table:table-cell table:formula="of:=[zdroj.B9]" office:value-type="float" office:value="100">
            <text:p>100</text:p>
          </table:table-cell>
          <table:table-cell table:formula="of:=[zdroj.C9]" office:value-type="float" office:value="2.6">
            <text:p>2.6</text:p>
          </table:table-cell>
          <table:table-cell table:formula="of:=[zdroj.D9]" office:value-type="float" office:value="0.2498">
            <text:p>0.2498</text:p>
          </table:table-cell>
          <table:table-cell table:formula="of:=[zdroj.E9]" office:value-type="float" office:value="0.118282">
            <text:p>0.118282</text:p>
          </table:table-cell>
          <table:table-cell table:formula="of:=[zdroj.F9]" office:value-type="float" office:value="2.817859">
            <text:p>2.817859</text:p>
          </table:table-cell>
          <table:table-cell table:formula="of:=[zdroj.G9]" office:value-type="float" office:value="0.107365">
            <text:p>0.107365</text:p>
          </table:table-cell>
          <table:table-cell table:formula="of:=[zdroj.H9]" office:value-type="float" office:value="0.099578">
            <text:p>0.099578</text:p>
          </table:table-cell>
          <table:table-cell table:formula="of:=[zdroj.I9]" office:value-type="float" office:value="2.734116">
            <text:p>2.734116</text:p>
          </table:table-cell>
          <table:table-cell table:formula="of:=[zdroj.J9]" office:value-type="float" office:value="0.020897">
            <text:p>0.020897</text:p>
          </table:table-cell>
          <table:table-cell table:formula="of:=[zdroj.K9]" office:value-type="float" office:value="0.015834">
            <text:p>0.015834</text:p>
          </table:table-cell>
          <table:table-cell table:formula="of:=[zdroj.L9]" office:value-type="float" office:value="2.719812">
            <text:p>2.719812</text:p>
          </table:table-cell>
          <table:table-cell table:formula="of:=[zdroj.M9]" office:value-type="float" office:value="0.011558">
            <text:p>0.011558</text:p>
          </table:table-cell>
          <table:table-cell table:formula="of:=[zdroj.N9]" office:value-type="float" office:value="0.00153">
            <text:p>0.00153</text:p>
          </table:table-cell>
          <table:table-cell table:number-columns-repeated="1010"/>
        </table:table-row>
        <table:table-row table:style-name="ro2">
          <table:table-cell/>
          <table:table-cell table:formula="of:=[zdroj.B10]" office:value-type="float" office:value="10000">
            <text:p>10000</text:p>
          </table:table-cell>
          <table:table-cell table:formula="of:=[zdroj.C10]" office:value-type="float" office:value="2.7455">
            <text:p>2.7455</text:p>
          </table:table-cell>
          <table:table-cell table:formula="of:=[zdroj.D10]" office:value-type="float" office:value="0.024879">
            <text:p>0.024879</text:p>
          </table:table-cell>
          <table:table-cell table:formula="of:=[zdroj.E10]" office:value-type="float" office:value="0.027218">
            <text:p>0.027218</text:p>
          </table:table-cell>
          <table:table-cell table:formula="of:=[zdroj.F10]" office:value-type="float" office:value="2.732341">
            <text:p>2.732341</text:p>
          </table:table-cell>
          <table:table-cell table:formula="of:=[zdroj.G10]" office:value-type="float" office:value="0.010743">
            <text:p>0.010743</text:p>
          </table:table-cell>
          <table:table-cell table:formula="of:=[zdroj.H10]" office:value-type="float" office:value="0.01406">
            <text:p>0.01406</text:p>
          </table:table-cell>
          <table:table-cell table:formula="of:=[zdroj.I10]" office:value-type="float" office:value="2.7206">
            <text:p>2.7206</text:p>
          </table:table-cell>
          <table:table-cell table:formula="of:=[zdroj.J10]" office:value-type="float" office:value="0.002186">
            <text:p>0.002186</text:p>
          </table:table-cell>
          <table:table-cell table:formula="of:=[zdroj.K10]" office:value-type="float" office:value="0.002318">
            <text:p>0.002318</text:p>
          </table:table-cell>
          <table:table-cell table:formula="of:=[zdroj.L10]" office:value-type="float" office:value="2.719248">
            <text:p>2.719248</text:p>
          </table:table-cell>
          <table:table-cell table:formula="of:=[zdroj.M10]" office:value-type="float" office:value="0.001142">
            <text:p>0.001142</text:p>
          </table:table-cell>
          <table:table-cell table:formula="of:=[zdroj.N10]" office:value-type="float" office:value="0.000967">
            <text:p>0.000967</text:p>
          </table:table-cell>
          <table:table-cell table:number-columns-repeated="1010"/>
        </table:table-row>
        <table:table-row table:style-name="ro2">
          <table:table-cell/>
          <table:table-cell table:formula="of:=[zdroj.B11]" office:value-type="float" office:value="1000000">
            <text:p>1000000</text:p>
          </table:table-cell>
          <table:table-cell table:formula="of:=[zdroj.C11]" office:value-type="float" office:value="2.72162">
            <text:p>2.72162</text:p>
          </table:table-cell>
          <table:table-cell table:formula="of:=[zdroj.D11]" office:value-type="float" office:value="0.00249">
            <text:p>0.00249</text:p>
          </table:table-cell>
          <table:table-cell table:formula="of:=[zdroj.E11]" office:value-type="float" office:value="0.003338">
            <text:p>0.003338</text:p>
          </table:table-cell>
          <table:table-cell table:formula="of:=[zdroj.F11]" office:value-type="float" office:value="2.718818">
            <text:p>2.718818</text:p>
          </table:table-cell>
          <table:table-cell table:formula="of:=[zdroj.G11]" office:value-type="float" office:value="0.001067">
            <text:p>0.001067</text:p>
          </table:table-cell>
          <table:table-cell table:formula="of:=[zdroj.H11]" office:value-type="float" office:value="0.000536">
            <text:p>0.000536</text:p>
          </table:table-cell>
          <table:table-cell table:formula="of:=[zdroj.I11]" office:value-type="float" office:value="2.718392">
            <text:p>2.718392</text:p>
          </table:table-cell>
          <table:table-cell table:formula="of:=[zdroj.J11]" office:value-type="float" office:value="0.000218">
            <text:p>0.000218</text:p>
          </table:table-cell>
          <table:table-cell table:formula="of:=[zdroj.K11]" office:value-type="float" office:value="0.00011">
            <text:p>0.00011</text:p>
          </table:table-cell>
          <table:table-cell table:formula="of:=[zdroj.L11]" office:value-type="float" office:value="2.718283">
            <text:p>2.718283</text:p>
          </table:table-cell>
          <table:table-cell table:formula="of:=[zdroj.M11]" office:value-type="float" office:value="0.000113">
            <text:p>0.000113</text:p>
          </table:table-cell>
          <table:table-cell table:formula="of:=[zdroj.N11]" office:value-type="float" office:value="0.000001">
            <text:p>0.000001</text:p>
          </table:table-cell>
          <table:table-cell table:number-columns-repeated="1010"/>
        </table:table-row>
        <table:table-row table:style-name="ro2">
          <table:table-cell/>
          <table:table-cell table:formula="of:=[zdroj.B12]" office:value-type="float" office:value="10000000">
            <text:p>10000000</text:p>
          </table:table-cell>
          <table:table-cell table:formula="of:=[zdroj.C12]" office:value-type="float" office:value="2.718317">
            <text:p>2.718317</text:p>
          </table:table-cell>
          <table:table-cell table:formula="of:=[zdroj.D12]" office:value-type="float" office:value="0.000788">
            <text:p>0.000788</text:p>
          </table:table-cell>
          <table:table-cell table:formula="of:=[zdroj.E12]" office:value-type="float" office:value="0.000036">
            <text:p>0.000036</text:p>
          </table:table-cell>
          <table:table-cell table:formula="of:=[zdroj.F12]" office:value-type="float" office:value="2.718059">
            <text:p>2.718059</text:p>
          </table:table-cell>
          <table:table-cell table:formula="of:=[zdroj.G12]" office:value-type="float" office:value="0.000337">
            <text:p>0.000337</text:p>
          </table:table-cell>
          <table:table-cell table:formula="of:=[zdroj.H12]" office:value-type="float" office:value="0.000223">
            <text:p>0.000223</text:p>
          </table:table-cell>
          <table:table-cell table:formula="of:=[zdroj.I12]" office:value-type="float" office:value="2.718247">
            <text:p>2.718247</text:p>
          </table:table-cell>
          <table:table-cell table:formula="of:=[zdroj.J12]" office:value-type="float" office:value="0.000069">
            <text:p>0.000069</text:p>
          </table:table-cell>
          <table:table-cell table:formula="of:=[zdroj.K12]" office:value-type="float" office:value="0.000035">
            <text:p>0.000035</text:p>
          </table:table-cell>
          <table:table-cell table:formula="of:=[zdroj.L12]" office:value-type="float" office:value="2.718292">
            <text:p>2.718292</text:p>
          </table:table-cell>
          <table:table-cell table:formula="of:=[zdroj.M12]" office:value-type="float" office:value="0.000036">
            <text:p>0.000036</text:p>
          </table:table-cell>
          <table:table-cell table:formula="of:=[zdroj.N12]" office:value-type="float" office:value="0.00001">
            <text:p>0.0000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8 - x^2 – y^2</text:p>
          </table:table-cell>
          <table:table-cell table:style-name="ce2" table:formula="of:=[zdroj.B13]" office:value-type="string" office:string-value="N">
            <text:p>N</text:p>
          </table:table-cell>
          <table:table-cell table:style-name="ce2" table:formula="of:=[zdroj.C13]" office:value-type="string" office:string-value="plocha">
            <text:p>plocha</text:p>
          </table:table-cell>
          <table:table-cell table:style-name="ce1" table:formula="of:=CONCATENATE([.C13]; &quot;: s&quot;)" office:value-type="string" office:string-value="plocha: s">
            <text:p>plocha: s</text:p>
          </table:table-cell>
          <table:table-cell table:style-name="ce4" table:formula="of:=CONCATENATE([.C13]; &quot;: δ&quot;)" office:value-type="string" office:string-value="plocha: δ">
            <text:p>plocha: δ</text:p>
          </table:table-cell>
          <table:table-cell table:style-name="ce2">
            <draw:frame table:end-cell-address="'zprac.'.L39" table:end-x="0.272in" table:end-y="0.0319in" draw:z-index="0" draw:style-name="gr1" svg:width="6.3925in" svg:height="4.1862in" svg:x="0.1705in" svg:y="0.1268in">
              <draw:object draw:notify-on-update-of-ranges="'zprac.'.B1:'zprac.'.B1 'zprac.'.B2:'zprac.'.B6 'zprac.'.D1:'zprac.'.D1 'zprac.'.D2:'zprac.'.D6 'zprac.'.E1:'zprac.'.E1 'zprac.'.E2:'zprac.'.E6 'zprac.'.G1:'zprac.'.G1 'zprac.'.G2:'zprac.'.G6 'zprac.'.H1:'zprac.'.H1 'zprac.'.H2:'zprac.'.H6 'zprac.'.J1:'zprac.'.J1 'zprac.'.J2:'zprac.'.J6 'zprac.'.K1:'zprac.'.K1 'zprac.'.K2:'zprac.'.K6 'zprac.'.M1:'zprac.'.M1 'zprac.'.M2:'zprac.'.M6 'zprac.'.N1:'zprac.'.N1 'zprac.'.N2:'zprac.'.N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09"/>
        </table:table-row>
        <table:table-row table:style-name="ro2">
          <table:table-cell/>
          <table:table-cell table:formula="of:=[zdroj.B14]" office:value-type="float" office:value="10">
            <text:p>10</text:p>
          </table:table-cell>
          <table:table-cell table:formula="of:=[zdroj.C14]" office:value-type="float" office:value="0.5">
            <text:p>0.5</text:p>
          </table:table-cell>
          <table:table-cell table:formula="of:=[zdroj.D14]" office:value-type="float" office:value="0">
            <text:p>0</text:p>
          </table:table-cell>
          <table:table-cell table:formula="of:=[zdroj.E14]" office:value-type="float" office:value="0.002604">
            <text:p>0.002604</text:p>
          </table:table-cell>
          <table:table-cell table:number-columns-repeated="1019"/>
        </table:table-row>
        <table:table-row table:style-name="ro2">
          <table:table-cell/>
          <table:table-cell table:formula="of:=[zdroj.B15]" office:value-type="float" office:value="100">
            <text:p>100</text:p>
          </table:table-cell>
          <table:table-cell table:formula="of:=[zdroj.C15]" office:value-type="float" office:value="0.495">
            <text:p>0.495</text:p>
          </table:table-cell>
          <table:table-cell table:formula="of:=[zdroj.D15]" office:value-type="float" office:value="0.004975">
            <text:p>0.004975</text:p>
          </table:table-cell>
          <table:table-cell table:formula="of:=[zdroj.E15]" office:value-type="float" office:value="0.002396">
            <text:p>0.002396</text:p>
          </table:table-cell>
          <table:table-cell table:number-columns-repeated="1019"/>
        </table:table-row>
        <table:table-row table:style-name="ro2">
          <table:table-cell/>
          <table:table-cell table:formula="of:=[zdroj.B16]" office:value-type="float" office:value="10000">
            <text:p>10000</text:p>
          </table:table-cell>
          <table:table-cell table:formula="of:=[zdroj.C16]" office:value-type="float" office:value="0.4973">
            <text:p>0.4973</text:p>
          </table:table-cell>
          <table:table-cell table:formula="of:=[zdroj.D16]" office:value-type="float" office:value="0.000366">
            <text:p>0.000366</text:p>
          </table:table-cell>
          <table:table-cell table:formula="of:=[zdroj.E16]" office:value-type="float" office:value="0.000096">
            <text:p>0.000096</text:p>
          </table:table-cell>
          <table:table-cell table:number-columns-repeated="1019"/>
        </table:table-row>
        <table:table-row table:style-name="ro2">
          <table:table-cell/>
          <table:table-cell table:formula="of:=[zdroj.B17]" office:value-type="float" office:value="1000000">
            <text:p>1000000</text:p>
          </table:table-cell>
          <table:table-cell table:formula="of:=[zdroj.C17]" office:value-type="float" office:value="0.497441">
            <text:p>0.497441</text:p>
          </table:table-cell>
          <table:table-cell table:formula="of:=[zdroj.D17]" office:value-type="float" office:value="0.000036">
            <text:p>0.000036</text:p>
          </table:table-cell>
          <table:table-cell table:formula="of:=[zdroj.E17]" office:value-type="float" office:value="0.000045">
            <text:p>0.000045</text:p>
          </table:table-cell>
          <table:table-cell table:number-columns-repeated="1019"/>
        </table:table-row>
        <table:table-row table:style-name="ro2">
          <table:table-cell/>
          <table:table-cell table:formula="of:=[zdroj.B18]" office:value-type="float" office:value="10000000">
            <text:p>10000000</text:p>
          </table:table-cell>
          <table:table-cell table:formula="of:=[zdroj.C18]" office:value-type="float" office:value="0.497415">
            <text:p>0.497415</text:p>
          </table:table-cell>
          <table:table-cell table:formula="of:=[zdroj.D18]" office:value-type="float" office:value="0.000011">
            <text:p>0.000011</text:p>
          </table:table-cell>
          <table:table-cell table:formula="of:=[zdroj.E18]" office:value-type="float" office:value="0.00002">
            <text:p>0.00002</text:p>
          </table:table-cell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0/16/2011</text:date>, <text:time>01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6T01:19:05</dc:date>
    <meta:generator>LibreOffice/3.3$Unix LibreOffice_project/330m19$Build-401</meta:generator>
    <meta:editing-duration>PT22H13M23S</meta:editing-duration>
    <meta:editing-cycles>12</meta:editing-cycles>
    <meta:document-statistic meta:table-count="2" meta:cell-count="3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true" chart:minimum="0.00001" chart:maximum="3.3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>
        <chart:symbol-image/>
      </style:chart-properties>
      <style:graphic-properties draw:stroke="none"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5cm" chart:symbol-height="0.1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5cm" chart:symbol-height="0.15cm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5cm" chart:symbol-height="0.15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10.634cm" xlink:href=".." xlink:type="simple" chart:class="chart:line" chart:style-name="ch1">
        <chart:legend chart:legend-position="end" svg:x="12.234cm" svg:y="0.417cm" chart:style-name="ch2"/>
        <chart:plot-area chart:style-name="ch3" table:cell-range-address="'zprac.'.B1:'zprac.'.B6 'zprac.'.D1:'zprac.'.E6 'zprac.'.G1:'zprac.'.H6 'zprac.'.J1:'zprac.'.K6 'zprac.'.M1:'zprac.'.N6" chart:data-source-has-labels="both" svg:x="0.387cm" svg:y="0.41cm" svg:width="15.634cm" svg:height="9.706cm">
          <chartooo:coordinate-region svg:x="1.886cm" svg:y="0.41cm" svg:width="13.358cm" svg:height="9.091cm"/>
          <chart:axis chart:dimension="x" chart:name="primary-x" chart:style-name="ch4">
            <chart:title svg:x="8.011cm" svg:y="10.056cm" chart:style-name="ch5">
              <text:p>N</text:p>
            </chart:title>
            <chart:categories table:cell-range-address="'zprac.'.B2:'zprac.'.B6"/>
          </chart:axis>
          <chart:axis chart:dimension="y" chart:name="primary-y" chart:style-name="ch6">
            <chart:title svg:x="0.027cm" svg:y="5.269cm" chart:style-name="ch7">
              <text:p>odchylky</text:p>
            </chart:title>
            <chart:grid chart:style-name="ch8" chart:class="major"/>
          </chart:axis>
          <chart:series chart:style-name="ch9" chart:values-cell-range-address="'zprac.'.D2:'zprac.'.D6" chart:label-cell-address="'zprac.'.D1:'zprac.'.D1" chart:class="chart:line">
            <chart:data-point chart:repeated="5"/>
          </chart:series>
          <chart:series chart:style-name="ch10" chart:values-cell-range-address="'zprac.'.E2:'zprac.'.E6" chart:label-cell-address="'zprac.'.E1:'zprac.'.E1" chart:class="chart:line">
            <chart:data-point chart:repeated="5"/>
          </chart:series>
          <chart:series chart:style-name="ch11" chart:values-cell-range-address="'zprac.'.G2:'zprac.'.G6" chart:label-cell-address="'zprac.'.G1:'zprac.'.G1" chart:class="chart:line">
            <chart:data-point chart:repeated="5"/>
          </chart:series>
          <chart:series chart:style-name="ch12" chart:values-cell-range-address="'zprac.'.H2:'zprac.'.H6" chart:label-cell-address="'zprac.'.H1:'zprac.'.H1" chart:class="chart:line">
            <chart:data-point chart:repeated="5"/>
          </chart:series>
          <chart:series chart:style-name="ch13" chart:values-cell-range-address="'zprac.'.J2:'zprac.'.J6" chart:label-cell-address="'zprac.'.J1:'zprac.'.J1" chart:class="chart:line">
            <chart:data-point chart:repeated="5"/>
          </chart:series>
          <chart:series chart:style-name="ch14" chart:values-cell-range-address="'zprac.'.K2:'zprac.'.K6" chart:label-cell-address="'zprac.'.K1:'zprac.'.K1" chart:class="chart:line">
            <chart:data-point chart:repeated="5"/>
          </chart:series>
          <chart:series chart:style-name="ch15" chart:values-cell-range-address="'zprac.'.M2:'zprac.'.M6" chart:label-cell-address="'zprac.'.M1:'zprac.'.M1" chart:class="chart:line">
            <chart:data-point chart:repeated="5"/>
          </chart:series>
          <chart:series chart:style-name="ch16" chart:values-cell-range-address="'zprac.'.N2:'zprac.'.N6" chart:label-cell-address="'zprac.'.N1:'zprac.'.N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zork_plochy: s</text:p>
                <draw:g>
                  <svg:desc>'zprac.'.D1:'zprac.'.D1</svg:desc>
                </draw:g>
              </table:table-cell>
              <table:table-cell office:value-type="string">
                <text:p>vzork_plochy: δ</text:p>
                <draw:g>
                  <svg:desc>'zprac.'.E1:'zprac.'.E1</svg:desc>
                </draw:g>
              </table:table-cell>
              <table:table-cell office:value-type="string">
                <text:p>vzork_funkce: s</text:p>
                <draw:g>
                  <svg:desc>'zprac.'.G1:'zprac.'.G1</svg:desc>
                </draw:g>
              </table:table-cell>
              <table:table-cell office:value-type="string">
                <text:p>vzork_funkce: δ</text:p>
                <draw:g>
                  <svg:desc>'zprac.'.H1:'zprac.'.H1</svg:desc>
                </draw:g>
              </table:table-cell>
              <table:table-cell office:value-type="string">
                <text:p>fce_skup_vyb: s</text:p>
                <draw:g>
                  <svg:desc>'zprac.'.J1:'zprac.'.J1</svg:desc>
                </draw:g>
              </table:table-cell>
              <table:table-cell office:value-type="string">
                <text:p>fce_skup_vyb: δ</text:p>
                <draw:g>
                  <svg:desc>'zprac.'.K1:'zprac.'.K1</svg:desc>
                </draw:g>
              </table:table-cell>
              <table:table-cell office:value-type="string">
                <text:p>vyjmuti_casti: s</text:p>
                <draw:g>
                  <svg:desc>'zprac.'.M1:'zprac.'.M1</svg:desc>
                </draw:g>
              </table:table-cell>
              <table:table-cell office:value-type="string">
                <text:p>vyjmuti_casti: δ</text:p>
                <draw:g>
                  <svg:desc>'zprac.'.N1:'zprac.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'zprac.'.B2:'zprac.'.B6</svg:desc>
                </draw:g>
              </table:table-cell>
              <table:table-cell office:value-type="float" office:value="1.738965">
                <text:p>1.738965</text:p>
                <draw:g>
                  <svg:desc>'zprac.'.D2:'zprac.'.D6</svg:desc>
                </draw:g>
              </table:table-cell>
              <table:table-cell office:value-type="float" office:value="0.933333">
                <text:p>0.933333</text:p>
                <draw:g>
                  <svg:desc>'zprac.'.E2:'zprac.'.E6</svg:desc>
                </draw:g>
              </table:table-cell>
              <table:table-cell office:value-type="float" office:value="0.616279">
                <text:p>0.616279</text:p>
                <draw:g>
                  <svg:desc>'zprac.'.G2:'zprac.'.G6</svg:desc>
                </draw:g>
              </table:table-cell>
              <table:table-cell office:value-type="float" office:value="0.831762">
                <text:p>0.831762</text:p>
                <draw:g>
                  <svg:desc>'zprac.'.H2:'zprac.'.H6</svg:desc>
                </draw:g>
              </table:table-cell>
              <table:table-cell office:value-type="float" office:value="0.072029">
                <text:p>0.072029</text:p>
                <draw:g>
                  <svg:desc>'zprac.'.J2:'zprac.'.J6</svg:desc>
                </draw:g>
              </table:table-cell>
              <table:table-cell office:value-type="float" office:value="0.174265">
                <text:p>0.174265</text:p>
                <draw:g>
                  <svg:desc>'zprac.'.K2:'zprac.'.K6</svg:desc>
                </draw:g>
              </table:table-cell>
              <table:table-cell office:value-type="float" office:value="0.501071">
                <text:p>0.501071</text:p>
                <draw:g>
                  <svg:desc>'zprac.'.M2:'zprac.'.M6</svg:desc>
                </draw:g>
              </table:table-cell>
              <table:table-cell office:value-type="float" office:value="0.16047">
                <text:p>0.16047</text:p>
                <draw:g>
                  <svg:desc>'zprac.'.N2:'zprac.'.N6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6361">
                <text:p>0.526361</text:p>
              </table:table-cell>
              <table:table-cell office:value-type="float" office:value="0.453333">
                <text:p>0.453333</text:p>
              </table:table-cell>
              <table:table-cell office:value-type="float" office:value="0.17435">
                <text:p>0.17435</text:p>
              </table:table-cell>
              <table:table-cell office:value-type="float" office:value="0.205564">
                <text:p>0.205564</text:p>
              </table:table-cell>
              <table:table-cell office:value-type="float" office:value="0.04988">
                <text:p>0.04988</text:p>
              </table:table-cell>
              <table:table-cell office:value-type="float" office:value="0.077639">
                <text:p>0.077639</text:p>
              </table:table-cell>
              <table:table-cell office:value-type="float" office:value="0.147066">
                <text:p>0.147066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49431">
                <text:p>0.049431</text:p>
              </table:table-cell>
              <table:table-cell office:value-type="float" office:value="0.067467">
                <text:p>0.067467</text:p>
              </table:table-cell>
              <table:table-cell office:value-type="float" office:value="0.018855">
                <text:p>0.018855</text:p>
              </table:table-cell>
              <table:table-cell office:value-type="float" office:value="0.021522">
                <text:p>0.021522</text:p>
              </table:table-cell>
              <table:table-cell office:value-type="float" office:value="0.00531">
                <text:p>0.00531</text:p>
              </table:table-cell>
              <table:table-cell office:value-type="float" office:value="0.008688">
                <text:p>0.008688</text:p>
              </table:table-cell>
              <table:table-cell office:value-type="float" office:value="0.014565">
                <text:p>0.014565</text:p>
              </table:table-cell>
              <table:table-cell office:value-type="float" office:value="0.007175">
                <text:p>0.007175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0.00498">
                <text:p>0.00498</text:p>
              </table:table-cell>
              <table:table-cell office:value-type="float" office:value="0.013335">
                <text:p>0.013335</text:p>
              </table:table-cell>
              <table:table-cell office:value-type="float" office:value="0.001886">
                <text:p>0.001886</text:p>
              </table:table-cell>
              <table:table-cell office:value-type="float" office:value="0.000813">
                <text:p>0.000813</text:p>
              </table:table-cell>
              <table:table-cell office:value-type="float" office:value="0.000528">
                <text:p>0.000528</text:p>
              </table:table-cell>
              <table:table-cell office:value-type="float" office:value="0.00024">
                <text:p>0.00024</text:p>
              </table:table-cell>
              <table:table-cell office:value-type="float" office:value="0.00146">
                <text:p>0.00146</text:p>
              </table:table-cell>
              <table:table-cell office:value-type="float" office:value="0.000359">
                <text:p>0.000359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0.001578">
                <text:p>0.001578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596">
                <text:p>0.000596</text:p>
              </table:table-cell>
              <table:table-cell office:value-type="float" office:value="0.000491">
                <text:p>0.000491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2">
                <text:p>0.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